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Cas_5f_d_27_us" style:display-name="Cas_d'us" style:family="table">
      <style:table-properties style:width="27.7cm" table:align="margins" style:shadow="none" style:may-break-between-rows="true" table:border-model="collapsing"/>
    </style:style>
    <style:style style:name="Cas_5f_d_27_us.A" style:display-name="Cas_d'us.A" style:family="table-column">
      <style:table-column-properties style:column-width="5.697cm" style:rel-column-width="13479*"/>
    </style:style>
    <style:style style:name="Cas_5f_d_27_us.B" style:display-name="Cas_d'us.B" style:family="table-column">
      <style:table-column-properties style:column-width="22.003cm" style:rel-column-width="52056*"/>
    </style:style>
    <style:style style:name="Cas_5f_d_27_us.A1" style:display-name="Cas_d'us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Cas_5f_d_27_us.B1" style:display-name="Cas_d'us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Cas_5f_d_27_us.A2" style:display-name="Cas_d'u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Cas_5f_d_27_us.B2" style:display-name="Cas_d'us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Cas_5f_d_27_us.7" style:display-name="Cas_d'us.7" style:family="table-row">
      <style:table-row-properties fo:keep-together="auto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8432e" officeooo:paragraph-rsid="001843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cc2d9" officeooo:paragraph-rsid="001cc2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loext:graphic-properties draw:fill="none"/>
      <style:paragraph-properties fo:margin-left="0.7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8033f" officeooo:paragraph-rsid="00237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534b0" officeooo:paragraph-rsid="002534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8432e" officeooo:paragraph-rsid="001843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Header">
      <style:paragraph-properties fo:text-align="center" style:justify-single-word="false"/>
      <style:text-properties fo:language="en" fo:country="US" fo:font-weight="bold" officeooo:rsid="002822fa" officeooo:paragraph-rsid="002822fa" style:font-weight-asian="bold" style:font-weight-complex="bold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d4dea" officeooo:paragraph-rsid="001d4d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7110" officeooo:paragraph-rsid="00237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 style:list-style-name="L3">
      <loext:graphic-properties draw:fill="none"/>
      <style:paragraph-properties fo:margin-left="1.199cm" fo:margin-right="0.4cm" fo:text-align="start" style:justify-single-word="false" fo:orphans="0" fo:widows="0" fo:text-indent="-0.6cm" style:auto-text-indent="false" fo:background-color="transparent" text:number-lines="false" text:line-number="0">
        <style:tab-stops>
          <style:tab-stop style:position="-0.407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7110" officeooo:paragraph-rsid="00237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 style:list-style-name="L3">
      <loext:graphic-properties draw:fill="none"/>
      <style:paragraph-properties fo:margin-left="1.199cm" fo:margin-right="0.4cm" fo:text-align="start" style:justify-single-word="false" fo:orphans="0" fo:widows="0" fo:text-indent="0cm" style:auto-text-indent="false" fo:background-color="transparent" text:number-lines="false" text:line-number="0">
        <style:tab-stops>
          <style:tab-stop style:position="-0.407cm"/>
        </style:tab-stops>
      </style:paragraph-properties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7110" officeooo:paragraph-rsid="00237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 style:list-style-name="L3">
      <loext:graphic-properties draw:fill="none"/>
      <style:paragraph-properties fo:margin-left="0.7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37110" officeooo:paragraph-rsid="00237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f5d0" officeooo:paragraph-rsid="0029f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9f5d0" officeooo:paragraph-rsid="0029f5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2534b0" officeooo:paragraph-rsid="002534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18432e" officeooo:paragraph-rsid="001843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f4d0c"/>
    </style:style>
    <style:style style:name="T2" style:family="text">
      <style:text-properties officeooo:rsid="00206f7e"/>
    </style:style>
    <style:style style:name="T3" style:family="text">
      <style:text-properties officeooo:rsid="002822fa"/>
    </style:style>
    <style:style style:name="T4" style:family="text">
      <style:text-properties officeooo:rsid="0029f5d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Cas_d'us" table:style-name="Cas_5f_d_27_us" table:template-name="Default Style">
        <table:table-column table:style-name="Cas_5f_d_27_us.A"/>
        <table:table-column table:style-name="Cas_5f_d_27_us.B"/>
        <table:table-row>
          <table:table-cell table:style-name="Cas_5f_d_27_us.A1" office:value-type="string">
            <text:p text:style-name="P8">Field</text:p>
          </table:table-cell>
          <table:table-cell table:style-name="Cas_5f_d_27_us.B1" office:value-type="string">
            <text:p text:style-name="P3">User vision</text:p>
          </table:table-cell>
        </table:table-row>
        <table:table-row>
          <table:table-cell table:style-name="Cas_5f_d_27_us.A2" office:value-type="string">
            <text:p text:style-name="P2">Description</text:p>
          </table:table-cell>
          <table:table-cell table:style-name="Cas_5f_d_27_us.B2" office:value-type="string">
            <text:p text:style-name="P5"><text:span text:style-name="T1">Use case in h</text:span>ow t<text:span text:style-name="T3">he system will output the classification of the race once a player asks for it.</text:span></text:p>
          </table:table-cell>
        </table:table-row>
        <table:table-row>
          <table:table-cell table:style-name="Cas_5f_d_27_us.A2" office:value-type="string">
            <text:p text:style-name="P2">Main actor</text:p>
          </table:table-cell>
          <table:table-cell table:style-name="Cas_5f_d_27_us.B2" office:value-type="string">
            <text:p text:style-name="P4">Human player</text:p>
          </table:table-cell>
        </table:table-row>
        <table:table-row>
          <table:table-cell table:style-name="Cas_5f_d_27_us.A2" office:value-type="string">
            <text:p text:style-name="P2">Precondition</text:p>
          </table:table-cell>
          <table:table-cell table:style-name="Cas_5f_d_27_us.B2" office:value-type="string">
            <text:list text:style-name="L1">
              <text:list-item>
                <text:p text:style-name="P10">The actor <text:span text:style-name="T3">has participated in the race.</text:span></text:p>
              </text:list-item>
              <text:list-item>
                <text:p text:style-name="P10">The race <text:span text:style-name="T3">has concluded.</text:span></text:p>
              </text:list-item>
              <text:list-item>
                <text:p text:style-name="P10">The <text:span text:style-name="T3">actor has pressed the button to show the classification.</text:span></text:p>
              </text:list-item>
            </text:list>
          </table:table-cell>
        </table:table-row>
        <table:table-row>
          <table:table-cell table:style-name="Cas_5f_d_27_us.A2" office:value-type="string">
            <text:p text:style-name="P2">Main flow</text:p>
          </table:table-cell>
          <table:table-cell table:style-name="Cas_5f_d_27_us.B2" office:value-type="string">
            <text:list text:style-name="L2">
              <text:list-item>
                <text:p text:style-name="P15">The system fetches all the players names and race times.</text:p>
              </text:list-item>
              <text:list-item>
                <text:p text:style-name="P11">The <text:span text:style-name="T4">system sorts the players names by time in ascending order.</text:span></text:p>
              </text:list-item>
              <text:list-item>
                <text:p text:style-name="P11">The <text:span text:style-name="T4">system fetches each player’s character and vehicle.</text:span></text:p>
              </text:list-item>
              <text:list-item>
                <text:p text:style-name="P15">A table is built with the player’s name, character, vehicle and overall time, sorted in ascending time order.</text:p>
              </text:list-item>
              <text:list-item>
                <text:p text:style-name="P15">The table is shown on the screen.</text:p>
              </text:list-item>
            </text:list>
          </table:table-cell>
        </table:table-row>
        <table:table-row>
          <table:table-cell table:style-name="Cas_5f_d_27_us.A2" office:value-type="string">
            <text:p text:style-name="P2">Alternative flows</text:p>
          </table:table-cell>
          <table:table-cell table:style-name="Cas_5f_d_27_us.B2" office:value-type="string">
            <text:p text:style-name="P6"><text:span text:style-name="T2">1</text:span>a. <text:span text:style-name="T4">A player has abandoned or disconnected during the race.</text:span></text:p>
            <text:list text:style-name="L3">
              <text:list-header>
                <text:p text:style-name="P12">2. T<text:span text:style-name="T4">heir time will be set to Infinite and it will be shown as “Disqualified”.</text:span></text:p>
              </text:list-header>
            </text:list>
          </table:table-cell>
        </table:table-row>
        <table:table-row table:style-name="Cas_5f_d_27_us.7">
          <table:table-cell table:style-name="Cas_5f_d_27_us.A2" office:value-type="string">
            <text:p text:style-name="P2">Postcondition</text:p>
          </table:table-cell>
          <table:table-cell table:style-name="Cas_5f_d_27_us.B2" office:value-type="string">
            <text:p text:style-name="P16">The scoreboard is shown on the actor’s screen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weight="bold" officeooo:rsid="002822fa" officeooo:paragraph-rsid="002822fa" style:font-weight-asian="bold" style:font-weight-complex="bold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how classification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6T10:23:02.367000000</meta:creation-date>
    <dc:date>2023-10-22T14:47:43.755000000</dc:date>
    <meta:editing-duration>PT2H15M7S</meta:editing-duration>
    <meta:editing-cycles>14</meta:editing-cycles>
    <meta:generator>LibreOffice/7.6.2.1$Windows_X86_64 LibreOffice_project/56f7684011345957bbf33a7ee678afaf4d2ba333</meta:generator>
    <meta:document-statistic meta:table-count="1" meta:image-count="0" meta:object-count="0" meta:page-count="1" meta:paragraph-count="22" meta:word-count="151" meta:character-count="847" meta:non-whitespace-character-count="726"/>
  </office:meta>
</office:document-meta>
</file>